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1600000113075E3AAA6DC8D71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808cm" svg:height="9.702cm" svg:x="5.781cm" svg:y="10.108cm">
          <draw:image xlink:href="Pictures/100002010000011600000113075E3AAA6DC8D71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0:46:07.945055682</meta:creation-date>
    <dc:date>2018-03-02T10:46:45.370344344</dc:date>
    <meta:editing-duration>PT37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